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5f7" officeooo:paragraph-rsid="00043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SWERS:</text:p>
      <text:p text:style-name="P1"/>
      <text:p text:style-name="P1"/>
      <text:p text:style-name="P1"/>
      <text:p text:style-name="P1"/>
      <text:p text:style-name="P1">1) c</text:p>
      <text:p text:style-name="P1">2) b</text:p>
      <text:p text:style-name="P1">3) c</text:p>
      <text:p text:style-name="P1">4) b</text:p>
      <text:p text:style-name="P1">5) a</text:p>
      <text:p text:style-name="P1">6) a</text:p>
      <text:p text:style-name="P1">7) b</text:p>
      <text:p text:style-name="P1">8) a</text:p>
      <text:p text:style-name="P1">9) b</text:p>
      <text:p text:style-name="P1">10) a</text:p>
      <text:p text:style-name="P1">11) c</text:p>
      <text:p text:style-name="P1">12) b</text:p>
      <text:p text:style-name="P1">13) d</text:p>
      <text:p text:style-name="P1">14) b</text:p>
      <text:p text:style-name="P1">15) b</text:p>
      <text:p text:style-name="P1"/>
      <text:p text:style-name="P1"/>
      <text:p text:style-name="P1">C ANS:</text:p>
      <text:p text:style-name="P1"/>
      <text:p text:style-name="P1"/>
      <text:p text:style-name="P1"/>
      <text:p text:style-name="P1">1) d</text:p>
      <text:p text:style-name="P1">2) d</text:p>
      <text:p text:style-name="P1">3) d</text:p>
      <text:p text:style-name="P1">4) <text:s/>b</text:p>
      <text:p text:style-name="P1">5) Several source files can use.Extern variable usable by the succedingd part of current souce file.</text:p>
      <text:p text:style-name="P1">6) switch(printf(“helloworld”){}</text:p>
      <text:p text:style-name="P1">7)</text:p>
      <text:p text:style-name="P1">8)</text:p>
      <text:p text:style-name="P1">9) these pointers arise when an object is deleted,without modifying the value of pointer.</text:p>
      <text:p text:style-name="P1">10) restrict access to functions</text:p>
      <text:p text:style-name="P1"><text:s text:c="3"/>use: reuse of same function name </text:p>
      <text:p text:style-name="P1"/>
      <text:p text:style-name="P1">11)uninitialized pointers are wild pointers.</text:p>
      <text:p text:style-name="P1"/>
      <text:p text:style-name="P1">13)c</text:p>
      <text:p text:style-name="P1">14)b</text:p>
      <text:p text:style-name="P1"/>
      <text:p text:style-name="P1">18) Memory leak occurs when programmes create a memory in heap &amp; forget to delete it.</text:p>
      <text:p text:style-name="P1"><text:s text:c="2"/><text:tab/>This can be avoided by using free(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32:41.695689928</meta:creation-date>
    <dc:date>2019-06-12T18:43:11.201917299</dc:date>
    <meta:editing-duration>PT7S</meta:editing-duration>
    <meta:editing-cycles>1</meta:editing-cycles>
    <meta:document-statistic meta:table-count="0" meta:image-count="0" meta:object-count="0" meta:page-count="1" meta:paragraph-count="33" meta:word-count="116" meta:character-count="566" meta:non-whitespace-character-count="475"/>
    <meta:generator>LibreOffice/5.1.6.2$Linux_X86_64 LibreOffice_project/10m0$Build-2</meta:generator>
  </office:meta>
</office:document-meta>
</file>